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,5-28,30,32-43</text:p>
      <text:p text:style-name="Standard">Instances: <text:s text:c="3"/>1000</text:p>
      <text:p text:style-name="Standard">Attributes: <text:s text:c="2"/>5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MeanSimLabel</text:p>
      <text:p text:style-name="Standard"><text:s text:c="14"/>UMBC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3.4119 * UMBC +</text:p>
      <text:p text:style-name="Standard"><text:s text:c="6"/>0.3564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1.976,1.376</text:p>
      <text:p text:style-name="Standard">2,0.5,1.439,0.939</text:p>
      <text:p text:style-name="Standard">3,2.4,1.167,-1.233</text:p>
      <text:p text:style-name="Standard">4,1,1.8,0.8</text:p>
      <text:p text:style-name="Standard">5,0.4,1.96,1.56</text:p>
      <text:p text:style-name="Standard">6,1.167,1.826,0.659</text:p>
      <text:p text:style-name="Standard">7,3,2.985,-0.015</text:p>
      <text:p text:style-name="Standard">8,1.167,2.462,1.295</text:p>
      <text:p text:style-name="Standard">9,0.6,2.181,1.581</text:p>
      <text:p text:style-name="Standard">10,1.333,2.146,0.813</text:p>
      <text:p text:style-name="Standard">11,2.667,1.84,-0.826</text:p>
      <text:p text:style-name="Standard">12,0.833,1.579,0.746</text:p>
      <text:p text:style-name="Standard">13,3.6,2.756,-0.844</text:p>
      <text:p text:style-name="Standard">14,0.6,1.988,1.388</text:p>
      <text:p text:style-name="Standard">15,3.4,2.531,-0.869</text:p>
      <text:p text:style-name="Standard">16,3.8,1.739,-2.061</text:p>
      <text:p text:style-name="Standard">17,2,2,0</text:p>
      <text:p text:style-name="Standard">18,1,1.87,0.87</text:p>
      <text:p text:style-name="Standard">19,0,0.936,0.936</text:p>
      <text:p text:style-name="Standard">20,2,2.393,0.393</text:p>
      <text:p text:style-name="Standard">21,1.2,2.662,1.462</text:p>
      <text:p text:style-name="Standard">22,2.4,2.379,-0.021</text:p>
      <text:p text:style-name="Standard"><text:soft-page-break/>23,3.333,1.579,-1.754</text:p>
      <text:p text:style-name="Standard">24,1.333,1.446,0.112</text:p>
      <text:p text:style-name="Standard">25,1.833,1.827,-0.006</text:p>
      <text:p text:style-name="Standard">26,2.4,2.021,-0.379</text:p>
      <text:p text:style-name="Standard">27,1.286,2.974,1.688</text:p>
      <text:p text:style-name="Standard">28,2.6,1.56,-1.04</text:p>
      <text:p text:style-name="Standard">29,1.4,2.041,0.641</text:p>
      <text:p text:style-name="Standard">30,1.8,2.026,0.226</text:p>
      <text:p text:style-name="Standard">31,2.8,2.099,-0.701</text:p>
      <text:p text:style-name="Standard">32,2.2,2.605,0.405</text:p>
      <text:p text:style-name="Standard">33,3,1.412,-1.588</text:p>
      <text:p text:style-name="Standard">34,2,1.957,-0.043</text:p>
      <text:p text:style-name="Standard">35,2.5,2.117,-0.383</text:p>
      <text:p text:style-name="Standard">36,1,1.444,0.444</text:p>
      <text:p text:style-name="Standard">37,2.6,2.36,-0.24</text:p>
      <text:p text:style-name="Standard">38,0.8,1.609,0.809</text:p>
      <text:p text:style-name="Standard">39,0.4,1.196,0.796</text:p>
      <text:p text:style-name="Standard">40,1.75,0.86,-0.89</text:p>
      <text:p text:style-name="Standard">41,1.2,2.252,1.052</text:p>
      <text:p text:style-name="Standard">42,1,1.501,0.501</text:p>
      <text:p text:style-name="Standard">43,3.8,2.946,-0.854</text:p>
      <text:p text:style-name="Standard">44,2.4,2.064,-0.336</text:p>
      <text:p text:style-name="Standard">45,3,1.876,-1.124</text:p>
      <text:p text:style-name="Standard">46,3,2.279,-0.721</text:p>
      <text:p text:style-name="Standard">47,2.6,1.798,-0.802</text:p>
      <text:p text:style-name="Standard">48,0.833,2.052,1.219</text:p>
      <text:p text:style-name="Standard">49,3.833,3.106,-0.728</text:p>
      <text:p text:style-name="Standard">50,2,1.734,-0.266</text:p>
      <text:p text:style-name="Standard">51,2,1.872,-0.128</text:p>
      <text:p text:style-name="Standard">52,0.286,1.693,1.407</text:p>
      <text:p text:style-name="Standard">53,2.833,2.338,-0.495</text:p>
      <text:p text:style-name="Standard">54,2.8,1.624,-1.176</text:p>
      <text:p text:style-name="Standard">55,3.333,2.658,-0.675</text:p>
      <text:p text:style-name="Standard">56,1,1.714,0.714</text:p>
      <text:p text:style-name="Standard">57,1,1.226,0.226</text:p>
      <text:p text:style-name="Standard">58,3.333,2.629,-0.705</text:p>
      <text:p text:style-name="Standard">59,1.333,3.148,1.815</text:p>
      <text:p text:style-name="Standard">60,3.8,2.154,-1.646</text:p>
      <text:p text:style-name="Standard">61,3.4,2.246,-1.154</text:p>
      <text:p text:style-name="Standard">62,2,1.11,-0.89</text:p>
      <text:p text:style-name="Standard">63,2.2,1.749,-0.451</text:p>
      <text:p text:style-name="Standard">64,1,1.845,0.845</text:p>
      <text:p text:style-name="Standard">65,2.2,1.877,-0.323</text:p>
      <text:p text:style-name="Standard">66,1.333,1.682,0.348</text:p>
      <text:p text:style-name="Standard">67,2.8,2.146,-0.654</text:p>
      <text:p text:style-name="Standard">68,2.333,2.218,-0.115</text:p>
      <text:p text:style-name="Standard">69,2.667,1.413,-1.254</text:p>
      <text:p text:style-name="Standard">70,1,1.238,0.238</text:p>
      <text:p text:style-name="Standard">71,4.4,1.909,-2.491</text:p>
      <text:p text:style-name="Standard">72,3.2,2.154,-1.046</text:p>
      <text:p text:style-name="Standard">73,2.8,1.514,-1.286</text:p>
      <text:p text:style-name="Standard"><text:soft-page-break/>74,3.8,1.709,-2.091</text:p>
      <text:p text:style-name="Standard">75,2.5,2.272,-0.228</text:p>
      <text:p text:style-name="Standard">76,1.4,1.759,0.359</text:p>
      <text:p text:style-name="Standard">77,1.667,2.191,0.524</text:p>
      <text:p text:style-name="Standard">78,2.6,2.578,-0.022</text:p>
      <text:p text:style-name="Standard">79,2.333,2.202,-0.131</text:p>
      <text:p text:style-name="Standard">80,0.5,2.041,1.541</text:p>
      <text:p text:style-name="Standard">81,0.333,1.626,1.293</text:p>
      <text:p text:style-name="Standard">82,2,1.134,-0.866</text:p>
      <text:p text:style-name="Standard">83,0.8,1.637,0.837</text:p>
      <text:p text:style-name="Standard">84,3.2,1.75,-1.45</text:p>
      <text:p text:style-name="Standard">85,2,2.273,0.273</text:p>
      <text:p text:style-name="Standard">86,0.2,2.03,1.83</text:p>
      <text:p text:style-name="Standard">87,3.25,2.955,-0.295</text:p>
      <text:p text:style-name="Standard">88,3.8,2.552,-1.248</text:p>
      <text:p text:style-name="Standard">89,2.8,1.377,-1.423</text:p>
      <text:p text:style-name="Standard">90,2.4,1.906,-0.494</text:p>
      <text:p text:style-name="Standard">91,3,2.21,-0.79</text:p>
      <text:p text:style-name="Standard">92,2.2,2.344,0.144</text:p>
      <text:p text:style-name="Standard">93,2.2,1.877,-0.323</text:p>
      <text:p text:style-name="Standard">94,1,1.388,0.388</text:p>
      <text:p text:style-name="Standard">95,3.25,2.099,-1.151</text:p>
      <text:p text:style-name="Standard">96,3.2,3.283,0.083</text:p>
      <text:p text:style-name="Standard">97,3,1.755,-1.245</text:p>
      <text:p text:style-name="Standard">98,1.167,2.141,0.974</text:p>
      <text:p text:style-name="Standard">99,1.2,1.736,0.536</text:p>
      <text:p text:style-name="Standard">100,4.4,2.296,-2.104</text:p>
      <text:p text:style-name="Standard">1,1.4,1.406,0.006</text:p>
      <text:p text:style-name="Standard">2,2,2.198,0.198</text:p>
      <text:p text:style-name="Standard">3,0.8,1.368,0.568</text:p>
      <text:p text:style-name="Standard">4,0.4,1.727,1.327</text:p>
      <text:p text:style-name="Standard">5,2.25,1.649,-0.601</text:p>
      <text:p text:style-name="Standard">6,2.667,1.762,-0.905</text:p>
      <text:p text:style-name="Standard">7,1.167,1.542,0.375</text:p>
      <text:p text:style-name="Standard">8,1.667,1.716,0.05</text:p>
      <text:p text:style-name="Standard">9,2.667,1.772,-0.895</text:p>
      <text:p text:style-name="Standard">10,1.75,1.689,-0.061</text:p>
      <text:p text:style-name="Standard">11,4,2.355,-1.645</text:p>
      <text:p text:style-name="Standard">12,4.167,2.749,-1.417</text:p>
      <text:p text:style-name="Standard">13,1.833,1.507,-0.326</text:p>
      <text:p text:style-name="Standard">14,0.8,1.611,0.811</text:p>
      <text:p text:style-name="Standard">15,1.2,2.356,1.156</text:p>
      <text:p text:style-name="Standard">16,1.6,1.839,0.239</text:p>
      <text:p text:style-name="Standard">17,2.75,1.65,-1.1</text:p>
      <text:p text:style-name="Standard">18,3.5,2.944,-0.556</text:p>
      <text:p text:style-name="Standard">19,4.833,3.264,-1.57</text:p>
      <text:p text:style-name="Standard">20,1.833,1.651,-0.183</text:p>
      <text:p text:style-name="Standard">21,1.833,2.388,0.555</text:p>
      <text:p text:style-name="Standard">22,1.6,2.152,0.552</text:p>
      <text:p text:style-name="Standard">23,0.6,2.098,1.498</text:p>
      <text:p text:style-name="Standard">24,1.833,2.558,0.724</text:p>
      <text:p text:style-name="Standard"><text:soft-page-break/>25,0.4,0.76,0.36</text:p>
      <text:p text:style-name="Standard">26,1.667,1.962,0.295</text:p>
      <text:p text:style-name="Standard">27,4,2.425,-1.575</text:p>
      <text:p text:style-name="Standard">28,1,1.254,0.254</text:p>
      <text:p text:style-name="Standard">29,1.4,2.557,1.157</text:p>
      <text:p text:style-name="Standard">30,0.667,1.439,0.772</text:p>
      <text:p text:style-name="Standard">31,2.2,1.567,-0.633</text:p>
      <text:p text:style-name="Standard">32,2.6,1.969,-0.631</text:p>
      <text:p text:style-name="Standard">33,3.2,1.994,-1.206</text:p>
      <text:p text:style-name="Standard">34,0,1.432,1.432</text:p>
      <text:p text:style-name="Standard">35,4,2.573,-1.427</text:p>
      <text:p text:style-name="Standard">36,3,1.592,-1.408</text:p>
      <text:p text:style-name="Standard">37,2.6,2.279,-0.321</text:p>
      <text:p text:style-name="Standard">38,2.6,0.913,-1.687</text:p>
      <text:p text:style-name="Standard">39,0.75,2.21,1.46</text:p>
      <text:p text:style-name="Standard">40,0,1.671,1.671</text:p>
      <text:p text:style-name="Standard">41,2,2.489,0.489</text:p>
      <text:p text:style-name="Standard">42,3.167,2.011,-1.156</text:p>
      <text:p text:style-name="Standard">43,1.4,1.471,0.071</text:p>
      <text:p text:style-name="Standard">44,3.6,2.342,-1.258</text:p>
      <text:p text:style-name="Standard">45,2.5,1.561,-0.939</text:p>
      <text:p text:style-name="Standard">46,1.167,2.056,0.889</text:p>
      <text:p text:style-name="Standard">47,0.6,2.109,1.509</text:p>
      <text:p text:style-name="Standard">48,0.75,1.493,0.743</text:p>
      <text:p text:style-name="Standard">49,1.6,2.082,0.482</text:p>
      <text:p text:style-name="Standard">50,1.6,2.133,0.533</text:p>
      <text:p text:style-name="Standard">51,3,3.407,0.407</text:p>
      <text:p text:style-name="Standard">52,0.25,1.583,1.333</text:p>
      <text:p text:style-name="Standard">53,1.167,2.312,1.146</text:p>
      <text:p text:style-name="Standard">54,1.75,1.735,-0.015</text:p>
      <text:p text:style-name="Standard">55,2,1.37,-0.63</text:p>
      <text:p text:style-name="Standard">56,1.8,1.762,-0.038</text:p>
      <text:p text:style-name="Standard">57,1.667,1.952,0.285</text:p>
      <text:p text:style-name="Standard">58,2.25,2.418,0.168</text:p>
      <text:p text:style-name="Standard">59,1.6,1.474,-0.126</text:p>
      <text:p text:style-name="Standard">60,1.2,1.669,0.469</text:p>
      <text:p text:style-name="Standard">61,1.333,2.095,0.762</text:p>
      <text:p text:style-name="Standard">62,3,2.045,-0.955</text:p>
      <text:p text:style-name="Standard">63,0.4,2.422,2.022</text:p>
      <text:p text:style-name="Standard">64,1.6,2.612,1.012</text:p>
      <text:p text:style-name="Standard">65,0.833,2.081,1.247</text:p>
      <text:p text:style-name="Standard">66,3.167,2.807,-0.359</text:p>
      <text:p text:style-name="Standard">67,2.6,2.579,-0.021</text:p>
      <text:p text:style-name="Standard">68,1.4,1.891,0.491</text:p>
      <text:p text:style-name="Standard">69,0.833,1.645,0.812</text:p>
      <text:p text:style-name="Standard">70,2,1.952,-0.048</text:p>
      <text:p text:style-name="Standard">71,1.2,1.676,0.476</text:p>
      <text:p text:style-name="Standard">72,2,2.489,0.489</text:p>
      <text:p text:style-name="Standard">73,2.25,1.758,-0.492</text:p>
      <text:p text:style-name="Standard">74,2.2,2.617,0.417</text:p>
      <text:p text:style-name="Standard">75,2.8,2.565,-0.235</text:p>
      <text:p text:style-name="Standard"><text:soft-page-break/>76,1.4,2.204,0.804</text:p>
      <text:p text:style-name="Standard">77,0.8,3.168,2.368</text:p>
      <text:p text:style-name="Standard">78,0.333,1.515,1.182</text:p>
      <text:p text:style-name="Standard">79,3.4,1.684,-1.716</text:p>
      <text:p text:style-name="Standard">80,1,2.459,1.459</text:p>
      <text:p text:style-name="Standard">81,4.2,3.147,-1.053</text:p>
      <text:p text:style-name="Standard">82,2.2,1.507,-0.693</text:p>
      <text:p text:style-name="Standard">83,1,1.906,0.906</text:p>
      <text:p text:style-name="Standard">84,0.2,1.704,1.504</text:p>
      <text:p text:style-name="Standard">85,3.2,3.106,-0.094</text:p>
      <text:p text:style-name="Standard">86,1.8,2.058,0.258</text:p>
      <text:p text:style-name="Standard">87,1.2,1.706,0.506</text:p>
      <text:p text:style-name="Standard">88,3.25,1.569,-1.681</text:p>
      <text:p text:style-name="Standard">89,2.4,1.444,-0.956</text:p>
      <text:p text:style-name="Standard">90,1,1.728,0.728</text:p>
      <text:p text:style-name="Standard">91,2.333,3.003,0.669</text:p>
      <text:p text:style-name="Standard">92,4.833,2.442,-2.391</text:p>
      <text:p text:style-name="Standard">93,0.333,2.241,1.907</text:p>
      <text:p text:style-name="Standard">94,4.167,2.704,-1.463</text:p>
      <text:p text:style-name="Standard">95,1,1.157,0.157</text:p>
      <text:p text:style-name="Standard">96,0.167,1.391,1.225</text:p>
      <text:p text:style-name="Standard">97,4.6,1.491,-3.109</text:p>
      <text:p text:style-name="Standard">98,1,1.649,0.649</text:p>
      <text:p text:style-name="Standard">99,2,2.245,0.245</text:p>
      <text:p text:style-name="Standard">100,0.2,2.258,2.058</text:p>
      <text:p text:style-name="Standard">1,1.5,1.876,0.376</text:p>
      <text:p text:style-name="Standard">2,2.667,1.72,-0.947</text:p>
      <text:p text:style-name="Standard">3,1.4,2.431,1.031</text:p>
      <text:p text:style-name="Standard">4,2.6,1.67,-0.93</text:p>
      <text:p text:style-name="Standard">5,2,1.901,-0.099</text:p>
      <text:p text:style-name="Standard">6,3.8,2.346,-1.454</text:p>
      <text:p text:style-name="Standard">7,2.143,2.208,0.065</text:p>
      <text:p text:style-name="Standard">8,2.2,2.206,0.006</text:p>
      <text:p text:style-name="Standard">9,1.8,1.672,-0.128</text:p>
      <text:p text:style-name="Standard">10,4.6,2.559,-2.041</text:p>
      <text:p text:style-name="Standard">11,1.333,2.125,0.792</text:p>
      <text:p text:style-name="Standard">12,1.167,1.613,0.446</text:p>
      <text:p text:style-name="Standard">13,2.8,1.59,-1.21</text:p>
      <text:p text:style-name="Standard">14,2.6,2.533,-0.067</text:p>
      <text:p text:style-name="Standard">15,0.4,2.034,1.634</text:p>
      <text:p text:style-name="Standard">16,0.2,0.772,0.572</text:p>
      <text:p text:style-name="Standard">17,3,1.917,-1.083</text:p>
      <text:p text:style-name="Standard">18,3.286,2.335,-0.951</text:p>
      <text:p text:style-name="Standard">19,1,2.029,1.029</text:p>
      <text:p text:style-name="Standard">20,2.167,2.07,-0.097</text:p>
      <text:p text:style-name="Standard">21,1,1.754,0.754</text:p>
      <text:p text:style-name="Standard">22,2.167,2.238,0.071</text:p>
      <text:p text:style-name="Standard">23,3.333,1.923,-1.41</text:p>
      <text:p text:style-name="Standard">24,4,2.768,-1.232</text:p>
      <text:p text:style-name="Standard">25,1.167,2.354,1.188</text:p>
      <text:p text:style-name="Standard">26,2.4,2.071,-0.329</text:p>
      <text:p text:style-name="Standard"><text:soft-page-break/>27,0.2,0.993,0.793</text:p>
      <text:p text:style-name="Standard">28,5,1.906,-3.094</text:p>
      <text:p text:style-name="Standard">29,1,1.51,0.51</text:p>
      <text:p text:style-name="Standard">30,2.8,2.458,-0.342</text:p>
      <text:p text:style-name="Standard">31,0.4,1.723,1.323</text:p>
      <text:p text:style-name="Standard">32,2,2.318,0.318</text:p>
      <text:p text:style-name="Standard">33,2.6,2.55,-0.05</text:p>
      <text:p text:style-name="Standard">34,3.2,2.209,-0.991</text:p>
      <text:p text:style-name="Standard">35,4.333,1.722,-2.612</text:p>
      <text:p text:style-name="Standard">36,0.8,1.713,0.913</text:p>
      <text:p text:style-name="Standard">37,2,1.411,-0.589</text:p>
      <text:p text:style-name="Standard">38,2.2,1.861,-0.339</text:p>
      <text:p text:style-name="Standard">39,2.2,2.045,-0.155</text:p>
      <text:p text:style-name="Standard">40,0.2,1.452,1.252</text:p>
      <text:p text:style-name="Standard">41,1.143,1.553,0.411</text:p>
      <text:p text:style-name="Standard">42,0.8,1.23,0.43</text:p>
      <text:p text:style-name="Standard">43,1.4,1.843,0.443</text:p>
      <text:p text:style-name="Standard">44,0.833,1.94,1.106</text:p>
      <text:p text:style-name="Standard">45,2,1.809,-0.191</text:p>
      <text:p text:style-name="Standard">46,0.2,1.541,1.341</text:p>
      <text:p text:style-name="Standard">47,3,2.553,-0.447</text:p>
      <text:p text:style-name="Standard">48,3,1.607,-1.393</text:p>
      <text:p text:style-name="Standard">49,1.167,1.631,0.464</text:p>
      <text:p text:style-name="Standard">50,2.167,1.571,-0.595</text:p>
      <text:p text:style-name="Standard">51,2.667,2.415,-0.252</text:p>
      <text:p text:style-name="Standard">52,0,0.649,0.649</text:p>
      <text:p text:style-name="Standard">53,1.833,2.153,0.32</text:p>
      <text:p text:style-name="Standard">54,1.667,2.378,0.711</text:p>
      <text:p text:style-name="Standard">55,4.4,2.505,-1.895</text:p>
      <text:p text:style-name="Standard">56,1.833,1.545,-0.288</text:p>
      <text:p text:style-name="Standard">57,1.167,1.443,0.277</text:p>
      <text:p text:style-name="Standard">58,1,2.197,1.197</text:p>
      <text:p text:style-name="Standard">59,1,1.917,0.917</text:p>
      <text:p text:style-name="Standard">60,1.167,1.889,0.723</text:p>
      <text:p text:style-name="Standard">61,1.4,2.034,0.634</text:p>
      <text:p text:style-name="Standard">62,1,1.685,0.685</text:p>
      <text:p text:style-name="Standard">63,0.333,1.644,1.31</text:p>
      <text:p text:style-name="Standard">64,3,2.823,-0.177</text:p>
      <text:p text:style-name="Standard">65,2.833,2.755,-0.078</text:p>
      <text:p text:style-name="Standard">66,3.167,1.513,-1.654</text:p>
      <text:p text:style-name="Standard">67,2.2,1.58,-0.62</text:p>
      <text:p text:style-name="Standard">68,2.167,2.097,-0.069</text:p>
      <text:p text:style-name="Standard">69,2.75,2.178,-0.572</text:p>
      <text:p text:style-name="Standard">70,1.2,1.383,0.183</text:p>
      <text:p text:style-name="Standard">71,0.6,1.745,1.145</text:p>
      <text:p text:style-name="Standard">72,4.667,2.722,-1.945</text:p>
      <text:p text:style-name="Standard">73,2.4,1.975,-0.425</text:p>
      <text:p text:style-name="Standard">74,1.2,2.149,0.949</text:p>
      <text:p text:style-name="Standard">75,0.5,0.886,0.386</text:p>
      <text:p text:style-name="Standard">76,2.5,1.86,-0.64</text:p>
      <text:p text:style-name="Standard">77,1.4,1.668,0.268</text:p>
      <text:p text:style-name="Standard"><text:soft-page-break/>78,3.8,2.097,-1.703</text:p>
      <text:p text:style-name="Standard">79,4.4,2.306,-2.094</text:p>
      <text:p text:style-name="Standard">80,4.833,1.503,-3.33</text:p>
      <text:p text:style-name="Standard">81,1,1.559,0.559</text:p>
      <text:p text:style-name="Standard">82,4.167,2.39,-1.776</text:p>
      <text:p text:style-name="Standard">83,1.5,1.778,0.278</text:p>
      <text:p text:style-name="Standard">84,1,2.078,1.078</text:p>
      <text:p text:style-name="Standard">85,4.5,2.614,-1.886</text:p>
      <text:p text:style-name="Standard">86,3.2,2.004,-1.196</text:p>
      <text:p text:style-name="Standard">87,3.667,2.018,-1.649</text:p>
      <text:p text:style-name="Standard">88,0,1.859,1.859</text:p>
      <text:p text:style-name="Standard">89,2.6,1.626,-0.974</text:p>
      <text:p text:style-name="Standard">90,0.667,1.141,0.474</text:p>
      <text:p text:style-name="Standard">91,2.2,1.83,-0.37</text:p>
      <text:p text:style-name="Standard">92,2.2,2.682,0.482</text:p>
      <text:p text:style-name="Standard">93,1.2,1.629,0.429</text:p>
      <text:p text:style-name="Standard">94,1,1.485,0.485</text:p>
      <text:p text:style-name="Standard">95,2.8,2.311,-0.489</text:p>
      <text:p text:style-name="Standard">96,1,2.066,1.066</text:p>
      <text:p text:style-name="Standard">97,0,2.08,2.08</text:p>
      <text:p text:style-name="Standard">98,3.667,2.258,-1.409</text:p>
      <text:p text:style-name="Standard">99,0,1.558,1.558</text:p>
      <text:p text:style-name="Standard">100,0.333,2.201,1.867</text:p>
      <text:p text:style-name="Standard">1,2.5,2.637,0.137</text:p>
      <text:p text:style-name="Standard">2,1.333,1.472,0.139</text:p>
      <text:p text:style-name="Standard">3,4.167,1.801,-2.366</text:p>
      <text:p text:style-name="Standard">4,1.4,1.909,0.509</text:p>
      <text:p text:style-name="Standard">5,1.833,2.859,1.025</text:p>
      <text:p text:style-name="Standard">6,0.8,1.993,1.193</text:p>
      <text:p text:style-name="Standard">7,3,2.5,-0.5</text:p>
      <text:p text:style-name="Standard">8,4.2,2.127,-2.073</text:p>
      <text:p text:style-name="Standard">9,1.8,2.183,0.383</text:p>
      <text:p text:style-name="Standard">10,2,2.979,0.979</text:p>
      <text:p text:style-name="Standard">11,1.167,1.754,0.587</text:p>
      <text:p text:style-name="Standard">12,3,2.211,-0.789</text:p>
      <text:p text:style-name="Standard">13,3.5,2.197,-1.303</text:p>
      <text:p text:style-name="Standard">14,0,0.879,0.879</text:p>
      <text:p text:style-name="Standard">15,1.6,1.64,0.04</text:p>
      <text:p text:style-name="Standard">16,3,2.741,-0.259</text:p>
      <text:p text:style-name="Standard">17,0.333,1.605,1.272</text:p>
      <text:p text:style-name="Standard">18,2.167,1.853,-0.314</text:p>
      <text:p text:style-name="Standard">19,2,2.345,0.345</text:p>
      <text:p text:style-name="Standard">20,3.167,2.34,-0.827</text:p>
      <text:p text:style-name="Standard">21,1.4,0.577,-0.823</text:p>
      <text:p text:style-name="Standard">22,2,1.933,-0.067</text:p>
      <text:p text:style-name="Standard">23,1.833,2.307,0.474</text:p>
      <text:p text:style-name="Standard">24,2,1.571,-0.429</text:p>
      <text:p text:style-name="Standard">25,1.75,1.609,-0.141</text:p>
      <text:p text:style-name="Standard">26,1.5,1.534,0.034</text:p>
      <text:p text:style-name="Standard">27,1.5,2.182,0.682</text:p>
      <text:p text:style-name="Standard">28,0.833,1.661,0.827</text:p>
      <text:p text:style-name="Standard"><text:soft-page-break/>29,2,1.778,-0.222</text:p>
      <text:p text:style-name="Standard">30,1.333,2.499,1.166</text:p>
      <text:p text:style-name="Standard">31,1,1.975,0.975</text:p>
      <text:p text:style-name="Standard">32,0.667,1.931,1.264</text:p>
      <text:p text:style-name="Standard">33,3.5,1.461,-2.039</text:p>
      <text:p text:style-name="Standard">34,3.167,2.695,-0.472</text:p>
      <text:p text:style-name="Standard">35,3.25,2.473,-0.777</text:p>
      <text:p text:style-name="Standard">36,1.4,2.878,1.478</text:p>
      <text:p text:style-name="Standard">37,3.667,2.519,-1.148</text:p>
      <text:p text:style-name="Standard">38,0.667,1.331,0.664</text:p>
      <text:p text:style-name="Standard">39,2,1.613,-0.387</text:p>
      <text:p text:style-name="Standard">40,0,0.695,0.695</text:p>
      <text:p text:style-name="Standard">41,0,1.859,1.859</text:p>
      <text:p text:style-name="Standard">42,2.6,2.668,0.068</text:p>
      <text:p text:style-name="Standard">43,0,0.698,0.698</text:p>
      <text:p text:style-name="Standard">44,3,3.229,0.229</text:p>
      <text:p text:style-name="Standard">45,3.667,1.805,-1.862</text:p>
      <text:p text:style-name="Standard">46,1.833,2.241,0.407</text:p>
      <text:p text:style-name="Standard">47,2,2.272,0.272</text:p>
      <text:p text:style-name="Standard">48,1.2,3.1,1.9</text:p>
      <text:p text:style-name="Standard">49,4.8,3.687,-1.113</text:p>
      <text:p text:style-name="Standard">50,2,2.541,0.541</text:p>
      <text:p text:style-name="Standard">51,0.8,1.467,0.667</text:p>
      <text:p text:style-name="Standard">52,2.2,1.965,-0.235</text:p>
      <text:p text:style-name="Standard">53,1,2.061,1.061</text:p>
      <text:p text:style-name="Standard">54,0.167,1.691,1.525</text:p>
      <text:p text:style-name="Standard">55,0.2,0.657,0.457</text:p>
      <text:p text:style-name="Standard">56,2.167,2.291,0.124</text:p>
      <text:p text:style-name="Standard">57,1.167,2.188,1.021</text:p>
      <text:p text:style-name="Standard">58,1,1.696,0.696</text:p>
      <text:p text:style-name="Standard">59,1,2.088,1.088</text:p>
      <text:p text:style-name="Standard">60,0.667,1.716,1.049</text:p>
      <text:p text:style-name="Standard">61,2.6,3.179,0.579</text:p>
      <text:p text:style-name="Standard">62,1.6,2.252,0.652</text:p>
      <text:p text:style-name="Standard">63,1,1.757,0.757</text:p>
      <text:p text:style-name="Standard">64,1,0.657,-0.343</text:p>
      <text:p text:style-name="Standard">65,0.5,1.168,0.668</text:p>
      <text:p text:style-name="Standard">66,1,2.537,1.537</text:p>
      <text:p text:style-name="Standard">67,3.6,2.925,-0.675</text:p>
      <text:p text:style-name="Standard">68,3,1.479,-1.521</text:p>
      <text:p text:style-name="Standard">69,1.5,2.089,0.589</text:p>
      <text:p text:style-name="Standard">70,0.167,1.905,1.739</text:p>
      <text:p text:style-name="Standard">71,1.4,1.456,0.056</text:p>
      <text:p text:style-name="Standard">72,0.5,1.637,1.137</text:p>
      <text:p text:style-name="Standard">73,1.6,1.256,-0.344</text:p>
      <text:p text:style-name="Standard">74,0.333,1.283,0.949</text:p>
      <text:p text:style-name="Standard">75,2.667,1.701,-0.966</text:p>
      <text:p text:style-name="Standard">76,2.333,2.177,-0.156</text:p>
      <text:p text:style-name="Standard">77,0.333,1.642,1.308</text:p>
      <text:p text:style-name="Standard">78,3,2.557,-0.443</text:p>
      <text:p text:style-name="Standard">79,4.2,1.796,-2.404</text:p>
      <text:p text:style-name="Standard"><text:soft-page-break/>80,3.2,3.179,-0.021</text:p>
      <text:p text:style-name="Standard">81,4.4,3.129,-1.271</text:p>
      <text:p text:style-name="Standard">82,2.333,2.683,0.35</text:p>
      <text:p text:style-name="Standard">83,3.6,2.17,-1.43</text:p>
      <text:p text:style-name="Standard">84,2.833,2.618,-0.216</text:p>
      <text:p text:style-name="Standard">85,2.5,2.599,0.099</text:p>
      <text:p text:style-name="Standard">86,1.2,1.254,0.054</text:p>
      <text:p text:style-name="Standard">87,0.2,0.897,0.697</text:p>
      <text:p text:style-name="Standard">88,0.833,2.161,1.328</text:p>
      <text:p text:style-name="Standard">89,1.167,1.823,0.656</text:p>
      <text:p text:style-name="Standard">90,3.333,1.801,-1.532</text:p>
      <text:p text:style-name="Standard">91,3.4,2.007,-1.393</text:p>
      <text:p text:style-name="Standard">92,1.6,0.99,-0.61</text:p>
      <text:p text:style-name="Standard">93,2,2.54,0.54</text:p>
      <text:p text:style-name="Standard">94,2.8,2.496,-0.304</text:p>
      <text:p text:style-name="Standard">95,1.8,1.991,0.191</text:p>
      <text:p text:style-name="Standard">96,0,1.958,1.958</text:p>
      <text:p text:style-name="Standard">97,0,0.473,0.473</text:p>
      <text:p text:style-name="Standard">98,1.2,2.118,0.918</text:p>
      <text:p text:style-name="Standard">99,1.667,2.14,0.473</text:p>
      <text:p text:style-name="Standard">100,1.667,1.579,-0.087</text:p>
      <text:p text:style-name="Standard">1,0,1.537,1.537</text:p>
      <text:p text:style-name="Standard">2,3,2.018,-0.982</text:p>
      <text:p text:style-name="Standard">3,1.833,2.262,0.429</text:p>
      <text:p text:style-name="Standard">4,1.667,1.877,0.21</text:p>
      <text:p text:style-name="Standard">5,1.6,1.696,0.096</text:p>
      <text:p text:style-name="Standard">6,0.8,1.199,0.399</text:p>
      <text:p text:style-name="Standard">7,2.8,1.346,-1.454</text:p>
      <text:p text:style-name="Standard">8,2,2.028,0.028</text:p>
      <text:p text:style-name="Standard">9,1.4,1.637,0.237</text:p>
      <text:p text:style-name="Standard">10,2.833,2.774,-0.06</text:p>
      <text:p text:style-name="Standard">11,3.5,2.207,-1.293</text:p>
      <text:p text:style-name="Standard">12,1.833,1.678,-0.155</text:p>
      <text:p text:style-name="Standard">13,2.75,2.118,-0.632</text:p>
      <text:p text:style-name="Standard">14,1.4,2.011,0.611</text:p>
      <text:p text:style-name="Standard">15,3.6,2.475,-1.125</text:p>
      <text:p text:style-name="Standard">16,1.25,1.861,0.611</text:p>
      <text:p text:style-name="Standard">17,1.8,1.519,-0.281</text:p>
      <text:p text:style-name="Standard">18,3,2.492,-0.508</text:p>
      <text:p text:style-name="Standard">19,2.75,2.268,-0.482</text:p>
      <text:p text:style-name="Standard">20,2.8,1.52,-1.28</text:p>
      <text:p text:style-name="Standard">21,3.2,2.612,-0.588</text:p>
      <text:p text:style-name="Standard">22,0.6,2.071,1.471</text:p>
      <text:p text:style-name="Standard">23,2.6,1.672,-0.928</text:p>
      <text:p text:style-name="Standard">24,0.75,1.828,1.078</text:p>
      <text:p text:style-name="Standard">25,2.8,2.616,-0.184</text:p>
      <text:p text:style-name="Standard">26,1.5,1.946,0.446</text:p>
      <text:p text:style-name="Standard">27,1,2.414,1.414</text:p>
      <text:p text:style-name="Standard">28,1.5,1.515,0.015</text:p>
      <text:p text:style-name="Standard">29,0.6,2.612,2.012</text:p>
      <text:p text:style-name="Standard">30,1,1.785,0.785</text:p>
      <text:p text:style-name="Standard"><text:soft-page-break/>31,1,1.858,0.858</text:p>
      <text:p text:style-name="Standard">32,3.2,2.272,-0.928</text:p>
      <text:p text:style-name="Standard">33,0,0.735,0.735</text:p>
      <text:p text:style-name="Standard">34,1.4,2.01,0.61</text:p>
      <text:p text:style-name="Standard">35,3.8,2.97,-0.83</text:p>
      <text:p text:style-name="Standard">36,2.833,2.236,-0.598</text:p>
      <text:p text:style-name="Standard">37,1.2,2.139,0.939</text:p>
      <text:p text:style-name="Standard">38,1.2,1.965,0.765</text:p>
      <text:p text:style-name="Standard">39,2.6,1.374,-1.226</text:p>
      <text:p text:style-name="Standard">40,2.8,2.115,-0.685</text:p>
      <text:p text:style-name="Standard">41,2.4,1.511,-0.889</text:p>
      <text:p text:style-name="Standard">42,0.8,1.288,0.488</text:p>
      <text:p text:style-name="Standard">43,0.5,2.122,1.622</text:p>
      <text:p text:style-name="Standard">44,1.5,1.802,0.302</text:p>
      <text:p text:style-name="Standard">45,2.8,2.014,-0.786</text:p>
      <text:p text:style-name="Standard">46,2,1.769,-0.231</text:p>
      <text:p text:style-name="Standard">47,1.667,2.066,0.399</text:p>
      <text:p text:style-name="Standard">48,3.333,3.188,-0.145</text:p>
      <text:p text:style-name="Standard">49,0.6,2.44,1.84</text:p>
      <text:p text:style-name="Standard">50,0,1.426,1.426</text:p>
      <text:p text:style-name="Standard">51,4.167,1.354,-2.813</text:p>
      <text:p text:style-name="Standard">52,0,1.227,1.227</text:p>
      <text:p text:style-name="Standard">53,4.5,1.717,-2.783</text:p>
      <text:p text:style-name="Standard">54,0.8,1.579,0.779</text:p>
      <text:p text:style-name="Standard">55,0.8,1.805,1.005</text:p>
      <text:p text:style-name="Standard">56,0.833,2.053,1.22</text:p>
      <text:p text:style-name="Standard">57,2.333,1.427,-0.906</text:p>
      <text:p text:style-name="Standard">58,2,1.91,-0.09</text:p>
      <text:p text:style-name="Standard">59,2,1.522,-0.478</text:p>
      <text:p text:style-name="Standard">60,3.5,2.085,-1.415</text:p>
      <text:p text:style-name="Standard">61,2,2.718,0.718</text:p>
      <text:p text:style-name="Standard">62,2.8,2.619,-0.181</text:p>
      <text:p text:style-name="Standard">63,2,2.382,0.382</text:p>
      <text:p text:style-name="Standard">64,1.8,0.808,-0.992</text:p>
      <text:p text:style-name="Standard">65,2.333,1.532,-0.801</text:p>
      <text:p text:style-name="Standard">66,2,1.77,-0.23</text:p>
      <text:p text:style-name="Standard">67,4.714,2.455,-2.259</text:p>
      <text:p text:style-name="Standard">68,0,1.894,1.894</text:p>
      <text:p text:style-name="Standard">69,3,2.435,-0.565</text:p>
      <text:p text:style-name="Standard">70,0.6,1.947,1.347</text:p>
      <text:p text:style-name="Standard">71,0.667,2.372,1.705</text:p>
      <text:p text:style-name="Standard">72,2.5,1.087,-1.413</text:p>
      <text:p text:style-name="Standard">73,2.75,2.136,-0.614</text:p>
      <text:p text:style-name="Standard">74,1.5,2.104,0.604</text:p>
      <text:p text:style-name="Standard">75,1,2.296,1.296</text:p>
      <text:p text:style-name="Standard">76,1,1.734,0.734</text:p>
      <text:p text:style-name="Standard">77,2.6,2.745,0.145</text:p>
      <text:p text:style-name="Standard">78,1.25,2.01,0.76</text:p>
      <text:p text:style-name="Standard">79,1,1.92,0.92</text:p>
      <text:p text:style-name="Standard">80,0.4,2.156,1.756</text:p>
      <text:p text:style-name="Standard">81,2,1.789,-0.211</text:p>
      <text:p text:style-name="Standard"><text:soft-page-break/>82,4.333,1.372,-2.961</text:p>
      <text:p text:style-name="Standard">83,1.6,2.143,0.543</text:p>
      <text:p text:style-name="Standard">84,4.2,2.245,-1.955</text:p>
      <text:p text:style-name="Standard">85,0.2,0.796,0.596</text:p>
      <text:p text:style-name="Standard">86,1.6,1.775,0.175</text:p>
      <text:p text:style-name="Standard">87,0.167,1.812,1.646</text:p>
      <text:p text:style-name="Standard">88,0.667,0.499,-0.168</text:p>
      <text:p text:style-name="Standard">89,3.6,2.573,-1.027</text:p>
      <text:p text:style-name="Standard">90,3,2.235,-0.765</text:p>
      <text:p text:style-name="Standard">91,4.6,2.874,-1.726</text:p>
      <text:p text:style-name="Standard">92,2.8,1.994,-0.806</text:p>
      <text:p text:style-name="Standard">93,1.5,2.382,0.882</text:p>
      <text:p text:style-name="Standard">94,3,2.032,-0.968</text:p>
      <text:p text:style-name="Standard">95,2.167,2.437,0.271</text:p>
      <text:p text:style-name="Standard">96,1,1.857,0.857</text:p>
      <text:p text:style-name="Standard">97,3.8,2.681,-1.119</text:p>
      <text:p text:style-name="Standard">98,1.429,1.776,0.348</text:p>
      <text:p text:style-name="Standard">99,1.8,1.625,-0.175</text:p>
      <text:p text:style-name="Standard">100,4.2,3.738,-0.462</text:p>
      <text:p text:style-name="Standard">1,1.75,2.333,0.583</text:p>
      <text:p text:style-name="Standard">2,2,2.333,0.333</text:p>
      <text:p text:style-name="Standard">3,1,2.208,1.208</text:p>
      <text:p text:style-name="Standard">4,2,2.071,0.071</text:p>
      <text:p text:style-name="Standard">5,1.8,1.877,0.077</text:p>
      <text:p text:style-name="Standard">6,2.833,2.397,-0.437</text:p>
      <text:p text:style-name="Standard">7,0,1.247,1.247</text:p>
      <text:p text:style-name="Standard">8,1.4,2.204,0.804</text:p>
      <text:p text:style-name="Standard">9,0.6,1.577,0.977</text:p>
      <text:p text:style-name="Standard">10,3.2,2.097,-1.103</text:p>
      <text:p text:style-name="Standard">11,4.333,2.293,-2.04</text:p>
      <text:p text:style-name="Standard">12,4.2,2.11,-2.09</text:p>
      <text:p text:style-name="Standard">13,5,3.527,-1.473</text:p>
      <text:p text:style-name="Standard">14,2,1.679,-0.321</text:p>
      <text:p text:style-name="Standard">15,3.167,1.886,-1.281</text:p>
      <text:p text:style-name="Standard">16,2,2.172,0.172</text:p>
      <text:p text:style-name="Standard">17,2.5,1.895,-0.605</text:p>
      <text:p text:style-name="Standard">18,3.2,2.602,-0.598</text:p>
      <text:p text:style-name="Standard">19,2.4,1.464,-0.936</text:p>
      <text:p text:style-name="Standard">20,1.333,1.178,-0.156</text:p>
      <text:p text:style-name="Standard">21,4.6,2.45,-2.15</text:p>
      <text:p text:style-name="Standard">22,3,2.94,-0.06</text:p>
      <text:p text:style-name="Standard">23,1.8,1.816,0.016</text:p>
      <text:p text:style-name="Standard">24,1.6,1.828,0.228</text:p>
      <text:p text:style-name="Standard">25,2.4,1.987,-0.413</text:p>
      <text:p text:style-name="Standard">26,4.4,2.848,-1.552</text:p>
      <text:p text:style-name="Standard">27,3.4,2.658,-0.742</text:p>
      <text:p text:style-name="Standard">28,1.4,2.107,0.707</text:p>
      <text:p text:style-name="Standard">29,2.2,1.754,-0.446</text:p>
      <text:p text:style-name="Standard">30,1.6,2.43,0.83</text:p>
      <text:p text:style-name="Standard">31,1.6,2.381,0.781</text:p>
      <text:p text:style-name="Standard">32,1.8,2.704,0.904</text:p>
      <text:p text:style-name="Standard"><text:soft-page-break/>33,0.6,0.492,-0.108</text:p>
      <text:p text:style-name="Standard">34,1,1.784,0.784</text:p>
      <text:p text:style-name="Standard">35,4,1.909,-2.091</text:p>
      <text:p text:style-name="Standard">36,1.167,1.743,0.576</text:p>
      <text:p text:style-name="Standard">37,2.25,2.423,0.173</text:p>
      <text:p text:style-name="Standard">38,3.4,3.116,-0.284</text:p>
      <text:p text:style-name="Standard">39,1.167,1.994,0.827</text:p>
      <text:p text:style-name="Standard">40,3.75,2.112,-1.638</text:p>
      <text:p text:style-name="Standard">41,4.667,1.607,-3.059</text:p>
      <text:p text:style-name="Standard">42,0,0.636,0.636</text:p>
      <text:p text:style-name="Standard">43,1.4,1.567,0.167</text:p>
      <text:p text:style-name="Standard">44,3.4,2.582,-0.818</text:p>
      <text:p text:style-name="Standard">45,4,2.88,-1.12</text:p>
      <text:p text:style-name="Standard">46,1.5,1.27,-0.23</text:p>
      <text:p text:style-name="Standard">47,4.2,1.939,-2.261</text:p>
      <text:p text:style-name="Standard">48,3.167,1.997,-1.17</text:p>
      <text:p text:style-name="Standard">49,2.5,0.881,-1.619</text:p>
      <text:p text:style-name="Standard">50,2,2.355,0.355</text:p>
      <text:p text:style-name="Standard">51,3.2,2.211,-0.989</text:p>
      <text:p text:style-name="Standard">52,2.2,1.499,-0.701</text:p>
      <text:p text:style-name="Standard">53,1.167,1.979,0.813</text:p>
      <text:p text:style-name="Standard">54,2,2.312,0.312</text:p>
      <text:p text:style-name="Standard">55,1.2,1.798,0.598</text:p>
      <text:p text:style-name="Standard">56,4.4,2.742,-1.658</text:p>
      <text:p text:style-name="Standard">57,2,2.426,0.426</text:p>
      <text:p text:style-name="Standard">58,0.75,2.364,1.614</text:p>
      <text:p text:style-name="Standard">59,2.5,2.4,-0.1</text:p>
      <text:p text:style-name="Standard">60,2,2.493,0.493</text:p>
      <text:p text:style-name="Standard">61,0.167,2.888,2.721</text:p>
      <text:p text:style-name="Standard">62,1.167,2.03,0.863</text:p>
      <text:p text:style-name="Standard">63,0,1.65,1.65</text:p>
      <text:p text:style-name="Standard">64,4.167,2.551,-1.616</text:p>
      <text:p text:style-name="Standard">65,2.667,1.487,-1.18</text:p>
      <text:p text:style-name="Standard">66,2,1.952,-0.048</text:p>
      <text:p text:style-name="Standard">67,2,2.567,0.567</text:p>
      <text:p text:style-name="Standard">68,1,1.851,0.851</text:p>
      <text:p text:style-name="Standard">69,3.8,2.231,-1.569</text:p>
      <text:p text:style-name="Standard">70,2.2,2.164,-0.036</text:p>
      <text:p text:style-name="Standard">71,3,1.661,-1.339</text:p>
      <text:p text:style-name="Standard">72,4.2,1.916,-2.284</text:p>
      <text:p text:style-name="Standard">73,2.833,1.92,-0.913</text:p>
      <text:p text:style-name="Standard">74,3.833,2.236,-1.597</text:p>
      <text:p text:style-name="Standard">75,1.8,1.681,-0.119</text:p>
      <text:p text:style-name="Standard">76,0.8,2.045,1.245</text:p>
      <text:p text:style-name="Standard">77,1.333,1.69,0.356</text:p>
      <text:p text:style-name="Standard">78,0.5,1.393,0.893</text:p>
      <text:p text:style-name="Standard">79,2.833,1.479,-1.355</text:p>
      <text:p text:style-name="Standard">80,2,1.896,-0.104</text:p>
      <text:p text:style-name="Standard">81,2,1.454,-0.546</text:p>
      <text:p text:style-name="Standard">82,3,1.859,-1.141</text:p>
      <text:p text:style-name="Standard">83,4.2,2.811,-1.389</text:p>
      <text:p text:style-name="Standard"><text:soft-page-break/>84,0,0.687,0.687</text:p>
      <text:p text:style-name="Standard">85,0.167,1.497,1.33</text:p>
      <text:p text:style-name="Standard">86,0.25,0.805,0.555</text:p>
      <text:p text:style-name="Standard">87,1.8,0.806,-0.994</text:p>
      <text:p text:style-name="Standard">88,0.5,1.625,1.125</text:p>
      <text:p text:style-name="Standard">89,2.667,2.592,-0.075</text:p>
      <text:p text:style-name="Standard">90,0.833,1.602,0.769</text:p>
      <text:p text:style-name="Standard">91,3,1.92,-1.08</text:p>
      <text:p text:style-name="Standard">92,1.4,2.312,0.912</text:p>
      <text:p text:style-name="Standard">93,2.333,2.509,0.176</text:p>
      <text:p text:style-name="Standard">94,1.5,1.924,0.424</text:p>
      <text:p text:style-name="Standard">95,3.667,1.806,-1.861</text:p>
      <text:p text:style-name="Standard">96,0,1.406,1.406</text:p>
      <text:p text:style-name="Standard">97,1.2,1.945,0.745</text:p>
      <text:p text:style-name="Standard">98,3,2.64,-0.36</text:p>
      <text:p text:style-name="Standard">99,4.2,1.972,-2.228</text:p>
      <text:p text:style-name="Standard">100,0.6,1.763,1.163</text:p>
      <text:p text:style-name="Standard">1,4,2.216,-1.784</text:p>
      <text:p text:style-name="Standard">2,2.6,1.916,-0.684</text:p>
      <text:p text:style-name="Standard">3,1.4,1.666,0.266</text:p>
      <text:p text:style-name="Standard">4,1.333,2.24,0.906</text:p>
      <text:p text:style-name="Standard">5,1.8,2.055,0.255</text:p>
      <text:p text:style-name="Standard">6,2.833,2.057,-0.777</text:p>
      <text:p text:style-name="Standard">7,2.2,1.508,-0.692</text:p>
      <text:p text:style-name="Standard">8,2.5,2.396,-0.104</text:p>
      <text:p text:style-name="Standard">9,0.167,1.513,1.346</text:p>
      <text:p text:style-name="Standard">10,0.167,0.576,0.409</text:p>
      <text:p text:style-name="Standard">11,1.5,1.803,0.303</text:p>
      <text:p text:style-name="Standard">12,1.2,1.645,0.445</text:p>
      <text:p text:style-name="Standard">13,1.667,1.393,-0.274</text:p>
      <text:p text:style-name="Standard">14,0.6,1.592,0.992</text:p>
      <text:p text:style-name="Standard">15,1.4,2.108,0.708</text:p>
      <text:p text:style-name="Standard">16,2.2,2.58,0.38</text:p>
      <text:p text:style-name="Standard">17,4,3.068,-0.932</text:p>
      <text:p text:style-name="Standard">18,0.667,1.4,0.733</text:p>
      <text:p text:style-name="Standard">19,1.333,2.895,1.562</text:p>
      <text:p text:style-name="Standard">20,4.167,2.573,-1.593</text:p>
      <text:p text:style-name="Standard">21,0.6,1.568,0.968</text:p>
      <text:p text:style-name="Standard">22,0.667,0.581,-0.086</text:p>
      <text:p text:style-name="Standard">23,1.667,1.838,0.171</text:p>
      <text:p text:style-name="Standard">24,3,2.405,-0.595</text:p>
      <text:p text:style-name="Standard">25,0.667,1.64,0.974</text:p>
      <text:p text:style-name="Standard">26,1,2.353,1.353</text:p>
      <text:p text:style-name="Standard">27,1.167,2.117,0.95</text:p>
      <text:p text:style-name="Standard">28,3.333,2.367,-0.966</text:p>
      <text:p text:style-name="Standard">29,3.333,3.066,-0.267</text:p>
      <text:p text:style-name="Standard">30,1,1.461,0.461</text:p>
      <text:p text:style-name="Standard">31,3.167,1.305,-1.862</text:p>
      <text:p text:style-name="Standard">32,1.6,2.504,0.904</text:p>
      <text:p text:style-name="Standard">33,3.25,2.27,-0.98</text:p>
      <text:p text:style-name="Standard">34,2,1.678,-0.322</text:p>
      <text:p text:style-name="Standard"><text:soft-page-break/>35,1.8,1.781,-0.019</text:p>
      <text:p text:style-name="Standard">36,1.25,1.312,0.062</text:p>
      <text:p text:style-name="Standard">37,0.667,1.586,0.919</text:p>
      <text:p text:style-name="Standard">38,0.4,1.858,1.458</text:p>
      <text:p text:style-name="Standard">39,1.6,2.09,0.49</text:p>
      <text:p text:style-name="Standard">40,1.2,2.096,0.896</text:p>
      <text:p text:style-name="Standard">41,0.5,1.65,1.15</text:p>
      <text:p text:style-name="Standard">42,2.833,1.8,-1.033</text:p>
      <text:p text:style-name="Standard">43,1.25,2.059,0.809</text:p>
      <text:p text:style-name="Standard">44,0.4,1.737,1.337</text:p>
      <text:p text:style-name="Standard">45,4.6,2.433,-2.167</text:p>
      <text:p text:style-name="Standard">46,3.667,1.752,-1.915</text:p>
      <text:p text:style-name="Standard">47,0.2,1.412,1.212</text:p>
      <text:p text:style-name="Standard">48,4.5,1.647,-2.853</text:p>
      <text:p text:style-name="Standard">49,1.333,1.516,0.183</text:p>
      <text:p text:style-name="Standard">50,0.4,2.039,1.639</text:p>
      <text:p text:style-name="Standard">51,4.429,2.53,-1.899</text:p>
      <text:p text:style-name="Standard">52,2.667,1.669,-0.998</text:p>
      <text:p text:style-name="Standard">53,1.6,2.084,0.484</text:p>
      <text:p text:style-name="Standard">54,1,1.826,0.826</text:p>
      <text:p text:style-name="Standard">55,1,1.675,0.675</text:p>
      <text:p text:style-name="Standard">56,2.5,1.918,-0.582</text:p>
      <text:p text:style-name="Standard">57,0.2,1.762,1.562</text:p>
      <text:p text:style-name="Standard">58,2,2.07,0.07</text:p>
      <text:p text:style-name="Standard">59,1.333,2.091,0.758</text:p>
      <text:p text:style-name="Standard">60,2.5,1.548,-0.952</text:p>
      <text:p text:style-name="Standard">61,3.333,1.434,-1.9</text:p>
      <text:p text:style-name="Standard">62,2,2.074,0.074</text:p>
      <text:p text:style-name="Standard">63,2.6,2.163,-0.437</text:p>
      <text:p text:style-name="Standard">64,2.4,2.291,-0.109</text:p>
      <text:p text:style-name="Standard">65,0.4,1.734,1.334</text:p>
      <text:p text:style-name="Standard">66,0.167,1.084,0.917</text:p>
      <text:p text:style-name="Standard">67,1.6,2.595,0.995</text:p>
      <text:p text:style-name="Standard">68,1.714,1.992,0.278</text:p>
      <text:p text:style-name="Standard">69,2.25,2.602,0.352</text:p>
      <text:p text:style-name="Standard">70,2,2.314,0.314</text:p>
      <text:p text:style-name="Standard">71,1.25,2.821,1.571</text:p>
      <text:p text:style-name="Standard">72,0,0.431,0.431</text:p>
      <text:p text:style-name="Standard">73,1,1.821,0.821</text:p>
      <text:p text:style-name="Standard">74,1,1.8,0.8</text:p>
      <text:p text:style-name="Standard">75,2.4,3.156,0.756</text:p>
      <text:p text:style-name="Standard">76,1,1.755,0.755</text:p>
      <text:p text:style-name="Standard">77,4.2,3.372,-0.828</text:p>
      <text:p text:style-name="Standard">78,0,1.732,1.732</text:p>
      <text:p text:style-name="Standard">79,2,1.995,-0.005</text:p>
      <text:p text:style-name="Standard">80,1.5,1.405,-0.095</text:p>
      <text:p text:style-name="Standard">81,3,3.883,0.883</text:p>
      <text:p text:style-name="Standard">82,0.6,1.199,0.599</text:p>
      <text:p text:style-name="Standard">83,3.667,1.707,-1.959</text:p>
      <text:p text:style-name="Standard">84,2.8,1.695,-1.105</text:p>
      <text:p text:style-name="Standard">85,1,2.005,1.005</text:p>
      <text:p text:style-name="Standard"><text:soft-page-break/>86,0.333,1.545,1.211</text:p>
      <text:p text:style-name="Standard">87,4.5,2.298,-2.202</text:p>
      <text:p text:style-name="Standard">88,3,2.581,-0.419</text:p>
      <text:p text:style-name="Standard">89,1.167,2.184,1.017</text:p>
      <text:p text:style-name="Standard">90,1.4,2.153,0.753</text:p>
      <text:p text:style-name="Standard">91,1.2,1.061,-0.139</text:p>
      <text:p text:style-name="Standard">92,0.286,1.933,1.648</text:p>
      <text:p text:style-name="Standard">93,2.4,2.805,0.405</text:p>
      <text:p text:style-name="Standard">94,2.2,1.057,-1.143</text:p>
      <text:p text:style-name="Standard">95,1.2,1.788,0.588</text:p>
      <text:p text:style-name="Standard">96,0.2,1.018,0.818</text:p>
      <text:p text:style-name="Standard">97,1.6,2.355,0.755</text:p>
      <text:p text:style-name="Standard">98,1.75,2.422,0.672</text:p>
      <text:p text:style-name="Standard">99,0.833,1.552,0.718</text:p>
      <text:p text:style-name="Standard">100,2.25,1.176,-1.074</text:p>
      <text:p text:style-name="Standard">1,1.5,2.229,0.729</text:p>
      <text:p text:style-name="Standard">2,5,2.571,-2.429</text:p>
      <text:p text:style-name="Standard">3,1.833,1.588,-0.246</text:p>
      <text:p text:style-name="Standard">4,3,3.073,0.073</text:p>
      <text:p text:style-name="Standard">5,2.667,2.116,-0.551</text:p>
      <text:p text:style-name="Standard">6,1,1.591,0.591</text:p>
      <text:p text:style-name="Standard">7,1.833,1.74,-0.094</text:p>
      <text:p text:style-name="Standard">8,2.6,1.481,-1.119</text:p>
      <text:p text:style-name="Standard">9,3,2.711,-0.289</text:p>
      <text:p text:style-name="Standard">10,2.8,2.214,-0.586</text:p>
      <text:p text:style-name="Standard">11,1.75,3.21,1.46</text:p>
      <text:p text:style-name="Standard">12,4.5,2.42,-2.08</text:p>
      <text:p text:style-name="Standard">13,3.4,1.698,-1.702</text:p>
      <text:p text:style-name="Standard">14,2.2,1.517,-0.683</text:p>
      <text:p text:style-name="Standard">15,4.333,2.038,-2.295</text:p>
      <text:p text:style-name="Standard">16,2.75,1.729,-1.021</text:p>
      <text:p text:style-name="Standard">17,1.8,1.608,-0.192</text:p>
      <text:p text:style-name="Standard">18,3,1.64,-1.36</text:p>
      <text:p text:style-name="Standard">19,0.2,1.503,1.303</text:p>
      <text:p text:style-name="Standard">20,3.5,1.313,-2.187</text:p>
      <text:p text:style-name="Standard">21,1.333,1.726,0.392</text:p>
      <text:p text:style-name="Standard">22,2.6,1.118,-1.482</text:p>
      <text:p text:style-name="Standard">23,3,1.836,-1.164</text:p>
      <text:p text:style-name="Standard">24,3.75,2.244,-1.506</text:p>
      <text:p text:style-name="Standard">25,3.6,1.744,-1.856</text:p>
      <text:p text:style-name="Standard">26,4,2.597,-1.403</text:p>
      <text:p text:style-name="Standard">27,1.667,2.146,0.479</text:p>
      <text:p text:style-name="Standard">28,3.333,2.456,-0.877</text:p>
      <text:p text:style-name="Standard">29,3.6,2.504,-1.096</text:p>
      <text:p text:style-name="Standard">30,0.6,1.553,0.953</text:p>
      <text:p text:style-name="Standard">31,2.6,1.608,-0.992</text:p>
      <text:p text:style-name="Standard">32,3.167,1.987,-1.18</text:p>
      <text:p text:style-name="Standard">33,3.833,1.663,-2.171</text:p>
      <text:p text:style-name="Standard">34,2.8,1.607,-1.193</text:p>
      <text:p text:style-name="Standard">35,1.2,1.558,0.358</text:p>
      <text:p text:style-name="Standard">36,0.6,2.047,1.447</text:p>
      <text:p text:style-name="Standard"><text:soft-page-break/>37,1.4,1.692,0.292</text:p>
      <text:p text:style-name="Standard">38,2.25,1.791,-0.459</text:p>
      <text:p text:style-name="Standard">39,0.333,2.023,1.69</text:p>
      <text:p text:style-name="Standard">40,3.167,1.992,-1.175</text:p>
      <text:p text:style-name="Standard">41,1.667,1.915,0.248</text:p>
      <text:p text:style-name="Standard">42,2.8,3.037,0.237</text:p>
      <text:p text:style-name="Standard">43,4.6,2.375,-2.225</text:p>
      <text:p text:style-name="Standard">44,2,1.967,-0.033</text:p>
      <text:p text:style-name="Standard">45,1,1.651,0.651</text:p>
      <text:p text:style-name="Standard">46,1,1.822,0.822</text:p>
      <text:p text:style-name="Standard">47,1.75,1.448,-0.302</text:p>
      <text:p text:style-name="Standard">48,1.8,1.638,-0.162</text:p>
      <text:p text:style-name="Standard">49,2.25,1.083,-1.167</text:p>
      <text:p text:style-name="Standard">50,0.4,1.762,1.362</text:p>
      <text:p text:style-name="Standard">51,0.75,1.82,1.07</text:p>
      <text:p text:style-name="Standard">52,2.8,2.49,-0.31</text:p>
      <text:p text:style-name="Standard">53,1.75,1.095,-0.655</text:p>
      <text:p text:style-name="Standard">54,1.167,1.93,0.763</text:p>
      <text:p text:style-name="Standard">55,3.333,1.92,-1.413</text:p>
      <text:p text:style-name="Standard">56,2,2.134,0.134</text:p>
      <text:p text:style-name="Standard">57,2.167,1.447,-0.719</text:p>
      <text:p text:style-name="Standard">58,0,0.701,0.701</text:p>
      <text:p text:style-name="Standard">59,1.167,1.994,0.827</text:p>
      <text:p text:style-name="Standard">60,0.2,0.34,0.14</text:p>
      <text:p text:style-name="Standard">61,3,2.416,-0.584</text:p>
      <text:p text:style-name="Standard">62,2.833,1.438,-1.395</text:p>
      <text:p text:style-name="Standard">63,3.4,2.078,-1.322</text:p>
      <text:p text:style-name="Standard">64,0,0.49,0.49</text:p>
      <text:p text:style-name="Standard">65,0.4,1.834,1.434</text:p>
      <text:p text:style-name="Standard">66,0.8,1.542,0.742</text:p>
      <text:p text:style-name="Standard">67,2.5,2.794,0.294</text:p>
      <text:p text:style-name="Standard">68,2.25,2.451,0.201</text:p>
      <text:p text:style-name="Standard">69,3.8,2.757,-1.043</text:p>
      <text:p text:style-name="Standard">70,2.6,2.079,-0.521</text:p>
      <text:p text:style-name="Standard">71,1.5,2.175,0.675</text:p>
      <text:p text:style-name="Standard">72,1,1.612,0.612</text:p>
      <text:p text:style-name="Standard">73,3.833,1.549,-2.285</text:p>
      <text:p text:style-name="Standard">74,2.2,2.558,0.358</text:p>
      <text:p text:style-name="Standard">75,1,2.132,1.132</text:p>
      <text:p text:style-name="Standard">76,0.333,1.487,1.154</text:p>
      <text:p text:style-name="Standard">77,3.4,2.678,-0.722</text:p>
      <text:p text:style-name="Standard">78,3,1.642,-1.358</text:p>
      <text:p text:style-name="Standard">79,1.4,2.383,0.983</text:p>
      <text:p text:style-name="Standard">80,1.75,1.633,-0.117</text:p>
      <text:p text:style-name="Standard">81,1.75,1.764,0.014</text:p>
      <text:p text:style-name="Standard">82,0.8,2.015,1.215</text:p>
      <text:p text:style-name="Standard">83,2.2,1.714,-0.486</text:p>
      <text:p text:style-name="Standard">84,2,1.77,-0.23</text:p>
      <text:p text:style-name="Standard">85,2,1.771,-0.229</text:p>
      <text:p text:style-name="Standard">86,2.4,3.039,0.639</text:p>
      <text:p text:style-name="Standard">87,0,1.497,1.497</text:p>
      <text:p text:style-name="Standard"><text:soft-page-break/>88,2.5,1.298,-1.202</text:p>
      <text:p text:style-name="Standard">89,1.75,1.056,-0.694</text:p>
      <text:p text:style-name="Standard">90,2.8,3.398,0.598</text:p>
      <text:p text:style-name="Standard">91,0,0.63,0.63</text:p>
      <text:p text:style-name="Standard">92,1.5,2.146,0.646</text:p>
      <text:p text:style-name="Standard">93,1.8,2.289,0.489</text:p>
      <text:p text:style-name="Standard">94,1,1.483,0.483</text:p>
      <text:p text:style-name="Standard">95,1.667,1.43,-0.237</text:p>
      <text:p text:style-name="Standard">96,1,3.755,2.755</text:p>
      <text:p text:style-name="Standard">97,0.2,1.954,1.754</text:p>
      <text:p text:style-name="Standard">98,1.6,2.246,0.646</text:p>
      <text:p text:style-name="Standard">99,1.2,2.137,0.937</text:p>
      <text:p text:style-name="Standard">100,2.8,1.93,-0.87</text:p>
      <text:p text:style-name="Standard">1,3.5,1.485,-2.015</text:p>
      <text:p text:style-name="Standard">2,1.333,2.536,1.202</text:p>
      <text:p text:style-name="Standard">3,2.8,1.78,-1.02</text:p>
      <text:p text:style-name="Standard">4,1.6,1.903,0.303</text:p>
      <text:p text:style-name="Standard">5,1.4,2.831,1.431</text:p>
      <text:p text:style-name="Standard">6,2.6,2.172,-0.428</text:p>
      <text:p text:style-name="Standard">7,0.25,1.482,1.232</text:p>
      <text:p text:style-name="Standard">8,0,0.344,0.344</text:p>
      <text:p text:style-name="Standard">9,1.667,2.73,1.064</text:p>
      <text:p text:style-name="Standard">10,0.333,0.842,0.508</text:p>
      <text:p text:style-name="Standard">11,2,2.497,0.497</text:p>
      <text:p text:style-name="Standard">12,2.75,2.379,-0.371</text:p>
      <text:p text:style-name="Standard">13,2.2,2.973,0.773</text:p>
      <text:p text:style-name="Standard">14,4.6,2.705,-1.895</text:p>
      <text:p text:style-name="Standard">15,2.167,1.722,-0.445</text:p>
      <text:p text:style-name="Standard">16,1.2,2.001,0.801</text:p>
      <text:p text:style-name="Standard">17,1.6,1.445,-0.155</text:p>
      <text:p text:style-name="Standard">18,2.25,1.532,-0.718</text:p>
      <text:p text:style-name="Standard">19,0.8,1.441,0.641</text:p>
      <text:p text:style-name="Standard">20,0,1.945,1.945</text:p>
      <text:p text:style-name="Standard">21,1.2,1.814,0.614</text:p>
      <text:p text:style-name="Standard">22,2.8,1.797,-1.003</text:p>
      <text:p text:style-name="Standard">23,3,1.16,-1.84</text:p>
      <text:p text:style-name="Standard">24,4.8,2.537,-2.263</text:p>
      <text:p text:style-name="Standard">25,1.833,1.825,-0.008</text:p>
      <text:p text:style-name="Standard">26,0.333,1.886,1.553</text:p>
      <text:p text:style-name="Standard">27,1.25,2.089,0.839</text:p>
      <text:p text:style-name="Standard">28,1.6,2.311,0.711</text:p>
      <text:p text:style-name="Standard">29,1.2,2.273,1.073</text:p>
      <text:p text:style-name="Standard">30,3.2,2.876,-0.324</text:p>
      <text:p text:style-name="Standard">31,0.6,1.157,0.557</text:p>
      <text:p text:style-name="Standard">32,2.8,2.226,-0.574</text:p>
      <text:p text:style-name="Standard">33,2.4,1.496,-0.904</text:p>
      <text:p text:style-name="Standard">34,1.4,2.072,0.672</text:p>
      <text:p text:style-name="Standard">35,0.5,2.181,1.681</text:p>
      <text:p text:style-name="Standard">36,3.4,1.798,-1.602</text:p>
      <text:p text:style-name="Standard">37,0.2,0.486,0.286</text:p>
      <text:p text:style-name="Standard">38,2.333,1.631,-0.702</text:p>
      <text:p text:style-name="Standard"><text:soft-page-break/>39,1.6,2.119,0.519</text:p>
      <text:p text:style-name="Standard">40,2.8,1.428,-1.372</text:p>
      <text:p text:style-name="Standard">41,0.6,1.569,0.969</text:p>
      <text:p text:style-name="Standard">42,0.2,3.029,2.829</text:p>
      <text:p text:style-name="Standard">43,3.333,1.688,-1.645</text:p>
      <text:p text:style-name="Standard">44,1.667,2.23,0.563</text:p>
      <text:p text:style-name="Standard">45,2.8,1.723,-1.077</text:p>
      <text:p text:style-name="Standard">46,3.333,2.921,-0.412</text:p>
      <text:p text:style-name="Standard">47,2.4,3.222,0.822</text:p>
      <text:p text:style-name="Standard">48,0.5,1.908,1.408</text:p>
      <text:p text:style-name="Standard">49,1.4,2.222,0.822</text:p>
      <text:p text:style-name="Standard">50,1.2,2.182,0.982</text:p>
      <text:p text:style-name="Standard">51,2.4,2.651,0.251</text:p>
      <text:p text:style-name="Standard">52,4,2.501,-1.499</text:p>
      <text:p text:style-name="Standard">53,2.167,1.937,-0.23</text:p>
      <text:p text:style-name="Standard">54,1.5,1.686,0.186</text:p>
      <text:p text:style-name="Standard">55,2,1.843,-0.157</text:p>
      <text:p text:style-name="Standard">56,1.6,2.145,0.545</text:p>
      <text:p text:style-name="Standard">57,2.2,2.022,-0.178</text:p>
      <text:p text:style-name="Standard">58,3.75,1.727,-2.023</text:p>
      <text:p text:style-name="Standard">59,0.333,1.532,1.198</text:p>
      <text:p text:style-name="Standard">60,1.667,1.67,0.003</text:p>
      <text:p text:style-name="Standard">61,1.5,1.606,0.106</text:p>
      <text:p text:style-name="Standard">62,0,1.899,1.899</text:p>
      <text:p text:style-name="Standard">63,1,1.344,0.344</text:p>
      <text:p text:style-name="Standard">64,2.833,2.219,-0.614</text:p>
      <text:p text:style-name="Standard">65,1.833,1.867,0.034</text:p>
      <text:p text:style-name="Standard">66,2,2.34,0.34</text:p>
      <text:p text:style-name="Standard">67,1.6,2.338,0.738</text:p>
      <text:p text:style-name="Standard">68,4.2,2.275,-1.925</text:p>
      <text:p text:style-name="Standard">69,2.2,1.776,-0.424</text:p>
      <text:p text:style-name="Standard">70,3.4,2.418,-0.982</text:p>
      <text:p text:style-name="Standard">71,2,2.132,0.132</text:p>
      <text:p text:style-name="Standard">72,3.167,2.606,-0.561</text:p>
      <text:p text:style-name="Standard">73,3.833,1.805,-2.029</text:p>
      <text:p text:style-name="Standard">74,0.833,1.628,0.795</text:p>
      <text:p text:style-name="Standard">75,1.4,1.527,0.127</text:p>
      <text:p text:style-name="Standard">76,2.2,2.134,-0.066</text:p>
      <text:p text:style-name="Standard">77,1.167,2.201,1.035</text:p>
      <text:p text:style-name="Standard">78,2.5,1.804,-0.696</text:p>
      <text:p text:style-name="Standard">79,0.4,2.446,2.046</text:p>
      <text:p text:style-name="Standard">80,4.333,1.963,-2.37</text:p>
      <text:p text:style-name="Standard">81,1.5,1.952,0.452</text:p>
      <text:p text:style-name="Standard">82,0.2,0.585,0.385</text:p>
      <text:p text:style-name="Standard">83,0.6,1.423,0.823</text:p>
      <text:p text:style-name="Standard">84,3.833,2.832,-1.001</text:p>
      <text:p text:style-name="Standard">85,1.4,1.984,0.584</text:p>
      <text:p text:style-name="Standard">86,0,0.589,0.589</text:p>
      <text:p text:style-name="Standard">87,2.4,2.231,-0.169</text:p>
      <text:p text:style-name="Standard">88,1.167,1.618,0.451</text:p>
      <text:p text:style-name="Standard">89,1.143,1.998,0.855</text:p>
      <text:p text:style-name="Standard"><text:soft-page-break/>90,1.167,1.237,0.07</text:p>
      <text:p text:style-name="Standard">91,1,2.475,1.475</text:p>
      <text:p text:style-name="Standard">92,0.6,1.403,0.803</text:p>
      <text:p text:style-name="Standard">93,0,0.644,0.644</text:p>
      <text:p text:style-name="Standard">94,2.8,1.449,-1.351</text:p>
      <text:p text:style-name="Standard">95,3,2.593,-0.407</text:p>
      <text:p text:style-name="Standard">96,3.8,2.121,-1.679</text:p>
      <text:p text:style-name="Standard">97,1.5,2.307,0.807</text:p>
      <text:p text:style-name="Standard">98,2,2.347,0.347</text:p>
      <text:p text:style-name="Standard">99,3.333,1.617,-1.716</text:p>
      <text:p text:style-name="Standard">100,1.5,1.699,0.199</text:p>
      <text:p text:style-name="Standard">1,3.833,1.842,-1.992</text:p>
      <text:p text:style-name="Standard">2,1.833,1.749,-0.084</text:p>
      <text:p text:style-name="Standard">3,0.429,1.858,1.43</text:p>
      <text:p text:style-name="Standard">4,2.667,2.782,0.115</text:p>
      <text:p text:style-name="Standard">5,1.2,2.311,1.111</text:p>
      <text:p text:style-name="Standard">6,2,0.818,-1.182</text:p>
      <text:p text:style-name="Standard">7,3.6,2.164,-1.436</text:p>
      <text:p text:style-name="Standard">8,0.6,2.019,1.419</text:p>
      <text:p text:style-name="Standard">9,3.75,2.3,-1.45</text:p>
      <text:p text:style-name="Standard">10,5,2.334,-2.666</text:p>
      <text:p text:style-name="Standard">11,1.8,1.95,0.15</text:p>
      <text:p text:style-name="Standard">12,4.4,1.427,-2.973</text:p>
      <text:p text:style-name="Standard">13,1.6,2.604,1.004</text:p>
      <text:p text:style-name="Standard">14,2.2,2.209,0.009</text:p>
      <text:p text:style-name="Standard">15,0.167,0.685,0.518</text:p>
      <text:p text:style-name="Standard">16,1.75,2.55,0.8</text:p>
      <text:p text:style-name="Standard">17,1.6,2.382,0.782</text:p>
      <text:p text:style-name="Standard">18,1.4,2.282,0.882</text:p>
      <text:p text:style-name="Standard">19,3.333,2.94,-0.393</text:p>
      <text:p text:style-name="Standard">20,1.6,2.143,0.543</text:p>
      <text:p text:style-name="Standard">21,1.2,1.142,-0.058</text:p>
      <text:p text:style-name="Standard">22,1.8,1.434,-0.366</text:p>
      <text:p text:style-name="Standard">23,1.75,1.495,-0.255</text:p>
      <text:p text:style-name="Standard">24,3.2,2.024,-1.176</text:p>
      <text:p text:style-name="Standard">25,0.25,0.536,0.286</text:p>
      <text:p text:style-name="Standard">26,0.167,1.137,0.97</text:p>
      <text:p text:style-name="Standard">27,3.2,2.057,-1.143</text:p>
      <text:p text:style-name="Standard">28,0.667,2.172,1.506</text:p>
      <text:p text:style-name="Standard">29,1.6,1.931,0.331</text:p>
      <text:p text:style-name="Standard">30,1.2,1.192,-0.008</text:p>
      <text:p text:style-name="Standard">31,1.25,2.211,0.961</text:p>
      <text:p text:style-name="Standard">32,1.8,2.517,0.717</text:p>
      <text:p text:style-name="Standard">33,1.667,2.433,0.766</text:p>
      <text:p text:style-name="Standard">34,1,1.985,0.985</text:p>
      <text:p text:style-name="Standard">35,1.4,1.656,0.256</text:p>
      <text:p text:style-name="Standard">36,1,1.662,0.662</text:p>
      <text:p text:style-name="Standard">37,3.167,2.602,-0.564</text:p>
      <text:p text:style-name="Standard">38,2.2,2.743,0.543</text:p>
      <text:p text:style-name="Standard">39,0,0.454,0.454</text:p>
      <text:p text:style-name="Standard">40,2.333,2.562,0.229</text:p>
      <text:p text:style-name="Standard"><text:soft-page-break/>41,3,2.554,-0.446</text:p>
      <text:p text:style-name="Standard">42,1,1.631,0.631</text:p>
      <text:p text:style-name="Standard">43,0.4,1.741,1.341</text:p>
      <text:p text:style-name="Standard">44,3.167,1.874,-1.293</text:p>
      <text:p text:style-name="Standard">45,0.6,1.694,1.094</text:p>
      <text:p text:style-name="Standard">46,2.4,1.581,-0.819</text:p>
      <text:p text:style-name="Standard">47,4.5,2.39,-2.11</text:p>
      <text:p text:style-name="Standard">48,1.2,2.407,1.207</text:p>
      <text:p text:style-name="Standard">49,1,1.179,0.179</text:p>
      <text:p text:style-name="Standard">50,2.333,1.241,-1.092</text:p>
      <text:p text:style-name="Standard">51,0.25,1.317,1.067</text:p>
      <text:p text:style-name="Standard">52,2.4,2.009,-0.391</text:p>
      <text:p text:style-name="Standard">53,2.429,1.851,-0.578</text:p>
      <text:p text:style-name="Standard">54,3.2,2.857,-0.343</text:p>
      <text:p text:style-name="Standard">55,2,1.971,-0.029</text:p>
      <text:p text:style-name="Standard">56,1.5,2.064,0.564</text:p>
      <text:p text:style-name="Standard">57,1.4,1.083,-0.317</text:p>
      <text:p text:style-name="Standard">58,1.667,1.918,0.251</text:p>
      <text:p text:style-name="Standard">59,0.6,2.196,1.596</text:p>
      <text:p text:style-name="Standard">60,3.8,1.984,-1.816</text:p>
      <text:p text:style-name="Standard">61,2.8,2.37,-0.43</text:p>
      <text:p text:style-name="Standard">62,1.167,1.669,0.502</text:p>
      <text:p text:style-name="Standard">63,0.5,0.653,0.153</text:p>
      <text:p text:style-name="Standard">64,3.833,3.173,-0.661</text:p>
      <text:p text:style-name="Standard">65,3.2,2.648,-0.552</text:p>
      <text:p text:style-name="Standard">66,3,1.979,-1.021</text:p>
      <text:p text:style-name="Standard">67,0.6,1.847,1.247</text:p>
      <text:p text:style-name="Standard">68,2,2.188,0.188</text:p>
      <text:p text:style-name="Standard">69,3,2.102,-0.898</text:p>
      <text:p text:style-name="Standard">70,1.75,2.217,0.467</text:p>
      <text:p text:style-name="Standard">71,3.6,2.516,-1.084</text:p>
      <text:p text:style-name="Standard">72,0.4,2.135,1.735</text:p>
      <text:p text:style-name="Standard">73,2,2.109,0.109</text:p>
      <text:p text:style-name="Standard">74,1.167,1.706,0.539</text:p>
      <text:p text:style-name="Standard">75,4.2,2.144,-2.056</text:p>
      <text:p text:style-name="Standard">76,2.2,1.691,-0.509</text:p>
      <text:p text:style-name="Standard">77,1.2,3.201,2.001</text:p>
      <text:p text:style-name="Standard">78,2,2.305,0.305</text:p>
      <text:p text:style-name="Standard">79,1.4,2.08,0.68</text:p>
      <text:p text:style-name="Standard">80,1,2.636,1.636</text:p>
      <text:p text:style-name="Standard">81,1.5,2.346,0.846</text:p>
      <text:p text:style-name="Standard">82,1,2.473,1.473</text:p>
      <text:p text:style-name="Standard">83,1.8,1.889,0.089</text:p>
      <text:p text:style-name="Standard">84,2.2,2.125,-0.075</text:p>
      <text:p text:style-name="Standard">85,0.4,2.471,2.071</text:p>
      <text:p text:style-name="Standard">86,3,2.123,-0.877</text:p>
      <text:p text:style-name="Standard">87,0.667,0.957,0.29</text:p>
      <text:p text:style-name="Standard">88,1.2,2.663,1.463</text:p>
      <text:p text:style-name="Standard">89,2.4,1.433,-0.967</text:p>
      <text:p text:style-name="Standard">90,1,1.41,0.41</text:p>
      <text:p text:style-name="Standard">91,1.2,2.278,1.078</text:p>
      <text:p text:style-name="Standard"><text:soft-page-break/>92,3.167,2.814,-0.352</text:p>
      <text:p text:style-name="Standard">93,0.833,2.047,1.214</text:p>
      <text:p text:style-name="Standard">94,3.667,1.975,-1.691</text:p>
      <text:p text:style-name="Standard">95,3.2,1.662,-1.538</text:p>
      <text:p text:style-name="Standard">96,0,1.085,1.085</text:p>
      <text:p text:style-name="Standard">97,0.8,1.724,0.924</text:p>
      <text:p text:style-name="Standard">98,1.8,2.297,0.497</text:p>
      <text:p text:style-name="Standard">99,4.25,3.002,-1.248</text:p>
      <text:p text:style-name="Standard">100,0,0.727,0.727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5 <text:s/></text:p>
      <text:p text:style-name="Standard">Mean absolute error <text:s text:c="21"/>0.8648</text:p>
      <text:p text:style-name="Standard">Root mean squared error <text:s text:c="17"/>1.0597</text:p>
      <text:p text:style-name="Standard">Relative absolute error <text:s text:c="16"/>88.2009 %</text:p>
      <text:p text:style-name="Standard">Root relative squared error <text:s text:c="12"/>89.1969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5-03-12T22:10:59</meta:creation-date>
    <meta:document-statistic meta:table-count="0" meta:image-count="0" meta:object-count="0" meta:page-count="21" meta:paragraph-count="1027" meta:word-count="1090" meta:character-count="19238"/>
    <dc:date>2015-03-12T22:11:13</dc:date>
    <dc:creator>amita misra</dc:creator>
    <meta:editing-duration>PT14S</meta:editing-duration>
    <meta:editing-cycles>1</meta:editing-cycles>
    <meta:generator>OpenOffice/4.1.0$Unix OpenOffice.org_project/410m18$Build-9764</meta:generator>
  </office:meta>
</office:document-meta>
</file>